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8pt" officeooo:rsid="001c4224" officeooo:paragraph-rsid="001c4224" style:font-size-asian="15.75pt" style:font-size-complex="1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(Unter)Wasser Welt<text:line-break/><text:line-break/>-sehr düster/dunkel<text:line-break/>-weirde wasser vieher</text:p>
      <text:p text:style-name="P1">-komische Sounds </text:p>
      <text:p text:style-name="P1">-leicht gruselig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de" fo:country="DE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2T14:51:24.985000000</dc:date>
    <meta:editing-duration>PT2M3S</meta:editing-duration>
    <meta:editing-cycles>1</meta:editing-cycles>
    <meta:document-statistic meta:table-count="0" meta:image-count="0" meta:object-count="0" meta:page-count="1" meta:paragraph-count="3" meta:word-count="11" meta:character-count="95" meta:non-whitespace-character-count="84"/>
    <meta:generator>LibreOffice/7.2.0.4$Windows_X86_64 LibreOffice_project/9a9c6381e3f7a62afc1329bd359cc48accb6435b</meta:generator>
  </office:meta>
</office:document-meta>
</file>